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ffffff" draw:fill-gradient-name="Gradient_20_1" draw:fill-hatch-name="Hatch_20_1" draw:fill-hatch-solid="false" draw:fill-image-name="Empty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marker-start="" draw:marker-end="" draw:fill-color="#ffffff" draw:textarea-horizontal-align="center" draw:textarea-vertical-align="middle"/>
    </style:style>
    <style:style style:name="gr5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1cm"/>
    </style:style>
    <style:style style:name="gr9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6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364cm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07cm"/>
    </style:style>
    <style:style style:name="gr16" style:family="graphic" style:parent-style-name="standard">
      <style:graphic-properties draw:stroke="dash" draw:stroke-dash="Fine_20_Dashed_20__28_var_29_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6pt" fo:font-weight="bold" style:font-size-asian="6pt" style:font-weight-asian="bold" style:font-size-complex="6pt" style:font-weight-complex="bold"/>
    </style:style>
    <style:style style:name="P3" style:family="paragraph">
      <style:text-properties fo:font-family="'DejaVu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family="Arial" style:font-family-generic="swiss" style:font-pitch="variable" fo:font-size="10pt" style:font-size-asian="10pt" style:font-size-complex="10pt"/>
    </style:style>
    <style:style style:name="P5" style:family="paragraph">
      <style:text-properties fo:font-family="'DejaVu Sans'" style:font-family-generic="swiss" style:font-pitch="variable" fo:font-size="10pt" style:font-size-asian="10pt" style:font-size-complex="10pt"/>
    </style:style>
    <style:style style:name="P6" style:family="paragraph">
      <style:text-properties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'DejaVu Sans'" style:font-family-generic="swiss" style:font-pitch="variable" fo:font-size="6pt" style:font-size-asian="6pt" style:font-size-complex="6pt"/>
    </style:style>
    <style:style style:name="P8" style:family="paragraph">
      <style:text-properties fo:font-family="'DejaVu Sans Mono'" style:font-family-generic="modern" style:font-pitch="fixed" fo:font-size="10pt" style:font-size-asian="10pt" style:font-size-complex="10pt"/>
    </style:style>
    <style:style style:name="T1" style:family="text">
      <style:text-properties fo:font-family="'DejaVu Sans'" style:font-family-generic="swiss" style:font-pitch="variable" fo:font-size="6pt" fo:font-weight="bold" style:font-size-asian="6pt" style:font-weight-asian="bold" style:font-size-complex="6pt" style:font-weight-complex="bold"/>
    </style:style>
    <style:style style:name="T2" style:family="text">
      <style:text-properties fo:font-family="'DejaVu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family="Arial" style:font-family-generic="swiss" style:font-pitch="variable" fo:font-size="10pt" style:font-size-asian="10pt" style:font-size-complex="10pt"/>
    </style:style>
    <style:style style:name="T4" style:family="text">
      <style:text-properties fo:font-family="'DejaVu Sans'" style:font-family-generic="swiss" style:font-pitch="variable" fo:font-size="10pt" style:font-size-asian="10pt" style:font-size-complex="10pt"/>
    </style:style>
    <style:style style:name="T5" style:family="text">
      <style:text-properties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'DejaVu Sans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2cm" svg:height="4cm" svg:x="8.8cm" svg:y="2.81cm">
          <text:p/>
        </draw:rect>
        <draw:custom-shape draw:style-name="gr2" draw:text-style-name="P1" draw:id="id2" draw:layer="layout" svg:width="1.5cm" svg:height="1cm" svg:x="17.8cm" svg:y="4cm">
          <text:p text:style-name="P1"><text:span text:style-name="T1">СП4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1.2cm" svg:height="0.8cm" svg:x="10.4cm" svg:y="4.1cm">
          <text:p text:style-name="P1"><text:span text:style-name="T1">СП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85cm" svg:height="0.605cm" draw:transform="rotate (0.197396738400521) translate (4.166cm 5.46cm)">
          <text:p text:style-name="P1"><text:span text:style-name="T1">СП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.6cm" svg:y1="4.5cm" svg:x2="17.8cm" svg:y2="4.5cm" draw:start-shape="id1" draw:start-glue-point="1" draw:end-shape="id2" draw:end-glue-point="3" svg:d="m11600 4500h6200">
          <text:p/>
        </draw:connector>
        <draw:line draw:style-name="gr3" draw:text-style-name="P1" draw:layer="layout" svg:x1="4.918cm" svg:y1="5.6cm" svg:x2="10.4cm" svg:y2="4.5cm">
          <text:p/>
        </draw:line>
        <draw:line draw:style-name="gr4" draw:text-style-name="P1" draw:layer="layout" svg:x1="2.313cm" svg:y1="6.133cm" svg:x2="4.257cm" svg:y2="5.744cm">
          <text:p/>
        </draw:line>
        <draw:line draw:style-name="gr5" draw:text-style-name="P1" draw:layer="layout" svg:x1="2.854cm" svg:y1="6.025cm" svg:x2="3.09cm" svg:y2="5.978cm">
          <text:p/>
        </draw:line>
        <draw:frame draw:style-name="gr6" draw:text-style-name="P3" draw:layer="layout" svg:width="1.582cm" svg:height="0.662cm" draw:transform="rotate (0.197396738400521) translate (1.876cm 5.579cm)">
          <draw:text-box>
            <text:p><text:span text:style-name="T2">пучок</text:span></text:p>
          </draw:text-box>
        </draw:frame>
        <draw:frame draw:style-name="gr7" draw:text-style-name="P4" draw:layer="layout" svg:width="1.2cm" svg:height="0.933cm" draw:transform="rotate (0.197396738400521) translate (2.795cm 6.05cm)">
          <draw:text-box>
            <text:p><text:span text:style-name="T3">Ф3</text:span></text:p>
          </draw:text-box>
        </draw:frame>
        <draw:frame draw:style-name="gr8" draw:text-style-name="P4" draw:layer="layout" svg:width="1.087cm" svg:height="0.645cm" svg:x="11.413cm" svg:y="4.5cm">
          <draw:text-box>
            <text:p><text:span text:style-name="T3">Ф4</text:span></text:p>
          </draw:text-box>
        </draw:frame>
        <draw:frame draw:style-name="gr8" draw:text-style-name="P4" draw:layer="layout" svg:width="1.525cm" svg:height="0.645cm" svg:x="17cm" svg:y="4.5cm">
          <draw:text-box>
            <text:p><text:span text:style-name="T3">Ф5</text:span></text:p>
          </draw:text-box>
        </draw:frame>
        <draw:custom-shape draw:style-name="gr9" draw:text-style-name="P1" draw:layer="layout" svg:width="0.5cm" svg:height="0.2cm" draw:transform="rotate (0.197396738400521) translate (5.846cm 5.3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2cm" draw:transform="rotate (0.197396738400521) translate (5.259cm 5.43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2cm" svg:x="16.2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2cm" svg:x="15.6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2cm" svg:x="12.7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2cm" svg:x="12.1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.568cm" svg:height="0.662cm" svg:x="8.9cm" svg:y="2.828cm">
          <draw:text-box>
            <text:p><text:span text:style-name="T4">корпус 205</text:span></text:p>
          </draw:text-box>
        </draw:frame>
        <draw:frame draw:style-name="gr11" draw:text-style-name="P5" draw:layer="layout" svg:width="3.465cm" svg:height="1.073cm" svg:x="5.444cm" svg:y="5.736cm">
          <draw:text-box>
            <text:p><text:span text:style-name="T4">измерительный</text:span></text:p>
            <text:p><text:span text:style-name="T4">корпус</text:span></text:p>
          </draw:text-box>
        </draw:frame>
        <draw:frame draw:style-name="gr6" draw:text-style-name="P5" draw:layer="layout" svg:width="1.903cm" svg:height="0.662cm" svg:x="17.333cm" svg:y="5.746cm">
          <draw:text-box>
            <text:p><text:span text:style-name="T4">СТРЕЛА</text:span></text:p>
          </draw:text-box>
        </draw:frame>
        <draw:custom-shape draw:style-name="gr9" draw:text-style-name="P1" draw:layer="layout" svg:width="0.5cm" svg:height="0.2cm" draw:transform="rotate (0.198094870101319) translate (9.762cm 4.5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0.2cm" draw:transform="rotate (0.198094870101319) translate (9.174cm 4.64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2" draw:text-style-name="P1" draw:layer="layout" svg:width="0.2cm" svg:height="0.2cm" svg:x="8.8cm" svg:y="4.71cm">
          <text:p/>
        </draw:rect>
        <draw:custom-shape draw:style-name="gr13" draw:text-style-name="P2" draw:layer="layout" svg:width="0.8cm" svg:height="0.54cm" svg:x="2.5cm" svg:y="3.2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0.2cm" svg:x="2.65cm" svg:y="2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2.307cm" svg:height="0.662cm" svg:x="3.293cm" svg:y="3.197cm">
          <draw:text-box>
            <text:p><text:span text:style-name="T4">магниты</text:span></text:p>
          </draw:text-box>
        </draw:frame>
        <draw:frame draw:style-name="gr15" draw:text-style-name="P6" draw:layer="layout" svg:width="2.307cm" svg:height="0.662cm" svg:x="3.293cm" svg:y="2.672cm">
          <draw:text-box>
            <text:p><text:span text:style-name="T4">линзы</text:span></text:p>
          </draw:text-box>
        </draw:frame>
        <draw:rect draw:style-name="gr16" draw:text-style-name="P7" draw:layer="layout" svg:width="2.955cm" svg:height="1.767cm" svg:x="2.347cm" svg:y="2.193cm">
          <text:p/>
        </draw:rect>
        <draw:frame draw:style-name="gr17" draw:text-style-name="P6" draw:layer="layout" svg:width="2.809cm" svg:height="0.662cm" svg:x="2.414cm" svg:y="2.193cm">
          <draw:text-box>
            <text:p><text:span text:style-name="T5">канал ВП-1</text:span></text:p>
          </draw:text-box>
        </draw:frame>
        <draw:line draw:style-name="gr5" draw:text-style-name="P7" draw:layer="layout" svg:x1="7.171cm" svg:y1="5.149cm" svg:x2="7.403cm" svg:y2="5.102cm">
          <text:p/>
        </draw:line>
        <draw:line draw:style-name="gr5" draw:text-style-name="P7" draw:layer="layout" svg:x1="14.5cm" svg:y1="4.5cm" svg:x2="14.5cm" svg:y2="4.5cm">
          <text:p/>
        </draw:line>
        <draw:frame draw:style-name="gr8" draw:text-style-name="P5" draw:layer="layout" svg:width="3.186cm" svg:height="0.662cm" svg:x="13.114cm" svg:y="4.4cm">
          <draw:text-box>
            <text:p><text:span text:style-name="T4">канал ВП-1</text:span></text:p>
          </draw:text-box>
        </draw:frame>
        <draw:frame draw:style-name="gr18" draw:text-style-name="P8" draw:layer="layout" svg:width="0.714cm" svg:height="0.662cm" draw:transform="rotate (0.198094870101319) translate (2.859cm 5.667cm)">
          <draw:text-box>
            <text:p><text:span text:style-name="T6">x</text:span></text:p>
          </draw:text-box>
        </draw:frame>
        <draw:frame draw:style-name="gr6" draw:text-style-name="P8" draw:layer="layout" svg:width="0.714cm" svg:height="0.662cm" svg:x="11.561cm" svg:y="4.151cm">
          <draw:text-box>
            <text:p><text:span text:style-name="T6">x</text:span></text:p>
          </draw:text-box>
        </draw:frame>
        <draw:frame draw:style-name="gr6" draw:text-style-name="P8" draw:layer="layout" svg:width="0.714cm" svg:height="0.662cm" svg:x="17.158cm" svg:y="4.147cm">
          <draw:text-box>
            <text:p><text:span text:style-name="T6">x</text:span></text:p>
          </draw:text-box>
        </draw:frame>
        <draw:custom-shape draw:style-name="gr19" draw:text-style-name="P1" draw:layer="layout" svg:width="0.5cm" svg:height="2.769cm" draw:transform="rotate (-1.57079632679579) translate (19.669cm 5.303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0" draw:text-style-name="P1" draw:layer="layout" svg:x1="19.3cm" svg:y1="4.5cm" svg:x2="19.685cm" svg:y2="4.6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2cm" draw:rotation="450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Musinsky</meta:initial-creator>
    <meta:creation-date>2009-07-22T20:49:29.65</meta:creation-date>
    <dc:date>2009-07-24T16:11:47</dc:date>
    <dc:creator>Jan Musinsky</dc:creator>
    <meta:editing-duration>PT04H34M34S</meta:editing-duration>
    <meta:editing-cycles>35</meta:editing-cycles>
    <meta:generator>OpenOffice.org/3.1$Linux OpenOffice.org_project/310m11$Build-9399</meta:generator>
    <meta:document-statistic meta:object-count="38"/>
  </office:meta>
</office:document-meta>
</file>